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Тип устройства</text:h>
      <text:list text:style-name="L1">
        <text:list-item>
          <text:p text:style-name="P1"><text:span text:style-name="Strong_20_Emphasis">Гуманоидный робот OTTO</text:span></text:p>
        </text:list-item>
        <text:list-item>
          <text:p text:style-name="P1">AI-терминал серии <text:span text:style-name="Strong_20_Emphasis">小智 AI (Xiaozhi AI)</text:span></text:p>
        </text:list-item>
        <text:list-item>
          <text:p text:style-name="P1">Управление: <text:span text:style-name="Strong_20_Emphasis">голос + экран + движения</text:span></text:p>
        </text:list-item>
        <text:list-item>
          <text:p text:style-name="P1">ИИ: <text:span text:style-name="Strong_20_Emphasis">облачный (серверный)</text:span></text:p>
        </text:list-item>
      </text:list>
      <text:p text:style-name="Horizontal_20_Line"/>
      <text:h text:style-name="Heading_20_2" text:outline-level="2">2️⃣ Основная плата (MCU)</text:h>
      <text:list text:style-name="L2">
        <text:list-item>
          <text:p text:style-name="P2"><text:span text:style-name="Strong_20_Emphasis">Микроконтроллер:</text:span> ESP32-S3</text:p>
        </text:list-item>
        <text:list-item>
          <text:p text:style-name="P2"><text:span text:style-name="Strong_20_Emphasis">Модуль:</text:span> <text:span text:style-name="Strong_20_Emphasis">ESP32-S3-WROOM-1</text:span></text:p>
        </text:list-item>
        <text:list-item>
          <text:p text:style-name="P2">Архитектура: Xtensa LX7 (dual-core)</text:p>
        </text:list-item>
        <text:list-item>
          <text:p text:style-name="P2">Частота: до 240 МГц</text:p>
        </text:list-item>
        <text:list-item>
          <text:p text:style-name="P2">Подключение: <text:span text:style-name="Strong_20_Emphasis">Wi-Fi 2.4 GHz</text:span></text:p>
        </text:list-item>
        <text:list-item>
          <text:p text:style-name="P2">Bluetooth: возможен, но в OTTO обычно не используется</text:p>
        </text:list-item>
        <text:list-item>
          <text:p text:style-name="P2">USB: <text:span text:style-name="Strong_20_Emphasis">native USB ESP32-S3</text:span> (прошивка / лог / питание)</text:p>
        </text:list-item>
      </text:list>
      <text:p text:style-name="Text_20_body">⚠️ <text:span text:style-name="Strong_20_Emphasis">Отдельного AI-чипа (ML307) НЕТ</text:span></text:p>
      <text:p text:style-name="Horizontal_20_Line"/>
      <text:h text:style-name="Heading_20_2" text:outline-level="2">3️⃣ Экран</text:h>
      <text:list text:style-name="L3">
        <text:list-header>
          <text:p text:style-name="P3"/>
        </text:list-header>
        <text:list-item>
          <text:p text:style-name="P3"><text:span text:style-name="Strong_20_Emphasis">Разрешение:</text:span> <text:span text:style-name="Strong_20_Emphasis">240 × 240</text:span></text:p>
        </text:list-item>
        <text:list-item>
          <text:p text:style-name="P3"><text:span text:style-name="Strong_20_Emphasis">Цветной</text:span></text:p>
          <text:p text:style-name="P3"><text:span text:style-name="Strong_20_Emphasis"/></text:p>
        </text:list-item>
        <text:list-item>
          <text:p text:style-name="P3">Используется для:</text:p>
          <text:list>
            <text:list-item>
              <text:p text:style-name="P3">эмоций</text:p>
            </text:list-item>
            <text:list-item>
              <text:p text:style-name="P3">GIF-анимаций</text:p>
            </text:list-item>
            <text:list-item>
              <text:p text:style-name="P3">UI</text:p>
            </text:list-item>
            <text:list-item>
              <text:p text:style-name="P3">статусов AI</text:p>
            </text:list-item>
          </text:list>
        </text:list-item>
      </text:list>
      <text:p text:style-name="Horizontal_20_Line"/>
      <text:h text:style-name="Heading_20_2" text:outline-level="2">4️⃣ Движения (механика)</text:h>
      <text:list text:style-name="L4">
        <text:list-item>
          <text:p text:style-name="P4">Тип: <text:span text:style-name="Strong_20_Emphasis">гуманоид</text:span></text:p>
        </text:list-item>
        <text:list-item>
          <text:p text:style-name="P4"><text:soft-page-break/>Приводы:</text:p>
          <text:list>
            <text:list-item>
              <text:p text:style-name="P4">сервоприводы (ноги / руки / корпус — зависит от версии)</text:p>
            </text:list-item>
          </text:list>
        </text:list-item>
        <text:list-item>
          <text:p text:style-name="P4">Управление:</text:p>
          <text:list>
            <text:list-item>
              <text:p text:style-name="P4">PWM с ESP32-S3</text:p>
            </text:list-item>
          </text:list>
        </text:list-item>
        <text:list-item>
          <text:p text:style-name="P4">Поддержка:</text:p>
          <text:list>
            <text:list-item>
              <text:p text:style-name="P4">готовые анимации</text:p>
            </text:list-item>
            <text:list-item>
              <text:p text:style-name="P4">кастомные движения</text:p>
            </text:list-item>
            <text:list-item>
              <text:p text:style-name="P4">AI-триггерные действия (через MCP / actions)</text:p>
            </text:list-item>
          </text:list>
        </text:list-item>
      </text:list>
      <text:p text:style-name="Horizontal_20_Line"/>
      <text:h text:style-name="Heading_20_2" text:outline-level="2">5️⃣ Аудио</text:h>
      <text:list text:style-name="L5">
        <text:list-item>
          <text:p text:style-name="P5"><text:span text:style-name="Strong_20_Emphasis">Микрофон:</text:span> есть (для голосового ввода)</text:p>
        </text:list-item>
        <text:list-item>
          <text:p text:style-name="P5"><text:span text:style-name="Strong_20_Emphasis">Динамик:</text:span> есть (TTS / ответы ИИ)</text:p>
        </text:list-item>
        <text:list-item>
          <text:p text:style-name="P5">Использование:</text:p>
          <text:list>
            <text:list-item>
              <text:p text:style-name="P5">ASR (распознавание речи) — <text:span text:style-name="Strong_20_Emphasis">на сервере</text:span></text:p>
            </text:list-item>
            <text:list-item>
              <text:p text:style-name="P5">TTS (синтез речи) — <text:span text:style-name="Strong_20_Emphasis">на сервере</text:span></text:p>
            </text:list-item>
          </text:list>
        </text:list-item>
      </text:list>
      <text:p text:style-name="Horizontal_20_Line"/>
      <text:h text:style-name="Heading_20_2" text:outline-level="2">6️⃣ ИИ-архитектура (ключевой момент)</text:h>
      <text:list text:style-name="L6">
        <text:list-item>
          <text:p text:style-name="P6">❌ ИИ <text:span text:style-name="Strong_20_Emphasis">НЕ</text:span> работает на ESP32</text:p>
        </text:list-item>
        <text:list-item>
          <text:p text:style-name="P6">✅ ИИ работает <text:span text:style-name="Strong_20_Emphasis">НА СЕРВЕРЕ</text:span></text:p>
        </text:list-item>
      </text:list>
      <text:p text:style-name="Text_20_body">ESP32-S3 выполняет роль:</text:p>
      <text:list text:style-name="L7">
        <text:list-item>
          <text:p text:style-name="P7">терминала (ввод/вывод)</text:p>
        </text:list-item>
        <text:list-item>
          <text:p text:style-name="P7">клиента</text:p>
        </text:list-item>
        <text:list-item>
          <text:p text:style-name="P7">исполнителя команд</text:p>
        </text:list-item>
      </text:list>
      <text:h text:style-name="Heading_20_3" text:outline-level="3">Поддерживается:</text:h>
      <text:list text:style-name="L8">
        <text:list-item>
          <text:p text:style-name="P8"><text:span text:style-name="Strong_20_Emphasis">DeepSeek</text:span></text:p>
        </text:list-item>
        <text:list-item>
          <text:p text:style-name="P8">OpenAI</text:p>
        </text:list-item>
        <text:list-item>
          <text:p text:style-name="P8">Qwen</text:p>
        </text:list-item>
        <text:list-item>
          <text:p text:style-name="P8">другие LLM (в зависимости от сервера)</text:p>
        </text:list-item>
      </text:list>
      <text:p text:style-name="Text_20_body">📌 <text:span text:style-name="Strong_20_Emphasis">Выбор модели ИИ — в серверной части, не в прошивке</text:span></text:p>
      <text:p text:style-name="Horizontal_20_Line"/>
      <text:h text:style-name="Heading_20_2" text:outline-level="2"><text:soft-page-break/>7️⃣ Прошивка</text:h>
      <text:list text:style-name="L9">
        <text:list-item>
          <text:p text:style-name="P9"><text:span text:style-name="Strong_20_Emphasis">Версия:</text:span> <text:span text:style-name="Strong_20_Emphasis">v2.0.5</text:span></text:p>
        </text:list-item>
        <text:list-item>
          <text:p text:style-name="P9">Проект: <text:span text:style-name="Strong_20_Emphasis">小智 AI (Xiaozhi AI)</text:span></text:p>
        </text:list-item>
        <text:list-item>
          <text:p text:style-name="P9">Особенности v2.0.x:</text:p>
          <text:list>
            <text:list-item>
              <text:p text:style-name="P9">новая таблица разделов Flash</text:p>
            </text:list-item>
            <text:list-item>
              <text:p text:style-name="P9">онлайн-ресурсы (шрифты, GIF, фон)</text:p>
            </text:list-item>
            <text:list-item>
              <text:p text:style-name="P9">MCP / actions</text:p>
            </text:list-item>
            <text:list-item>
              <text:p text:style-name="P9">кастомное AI-поведение</text:p>
            </text:list-item>
          </text:list>
          <text:p text:style-name="P9"/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4:06:34.415204092</meta:creation-date>
    <dc:date>2026-02-07T14:41:10.831093534</dc:date>
    <meta:editing-duration>PT24M24S</meta:editing-duration>
    <meta:editing-cycles>1</meta:editing-cycles>
    <meta:document-statistic meta:table-count="0" meta:image-count="0" meta:object-count="0" meta:page-count="3" meta:paragraph-count="62" meta:word-count="250" meta:character-count="1360" meta:non-whitespace-character-count="1218"/>
    <meta:generator>LibreOffice/24.2.7.2$Linux_X86_64 LibreOffice_project/420$Build-2</meta:generator>
  </office:meta>
</office:document-meta>
</file>